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mar and specifications:</text:p>
      <text:p text:style-name="Standard"/>
      <text:p text:style-name="Standard">Implementations: Quark, Sax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1$Build-9129</meta:generator>
    <meta:creation-date>2007-08-30T14:34:19</meta:creation-date>
    <dc:creator>Andreas Ravnestad</dc:creator>
    <dc:date>2007-08-30T14:34:58</dc:date>
    <dc:language>en-US</dc:language>
    <meta:editing-cycles>2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" meta:character-count="56"/>
  </office:meta>
</office:document-meta>
</file>